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language="en" fo:country="GB"/>
    </style:style>
    <style:style style:name="P2" style:parent-style-name="Standard" style:family="paragraph">
      <style:text-properties fo:language="en" fo:country="GB"/>
    </style:style>
    <style:style style:name="P3" style:parent-style-name="Standard" style:family="paragraph">
      <style:text-properties fo:language="en" fo:country="GB"/>
    </style:style>
    <style:style style:name="P4" style:parent-style-name="Standard" style:family="paragraph">
      <style:text-properties fo:language="en" fo:country="GB"/>
    </style:style>
    <style:style style:name="P5" style:parent-style-name="Standard" style:family="paragraph">
      <style:text-properties fo:language="en" fo:country="GB"/>
    </style:style>
    <style:style style:name="T6" style:parent-style-name="Policepardéfaut" style:family="text">
      <style:text-properties fo:language="en" fo:country="GB"/>
    </style:style>
    <style:style style:name="T7" style:parent-style-name="Policepardéfaut" style:family="text">
      <style:text-properties fo:language="en" fo:country="GB"/>
    </style:style>
    <style:style style:name="P8" style:parent-style-name="Standard" style:family="paragraph">
      <style:text-properties fo:language="en" fo:country="GB"/>
    </style:style>
    <style:style style:name="P9" style:parent-style-name="Standard" style:family="paragraph">
      <style:text-properties fo:language="en" fo:country="GB"/>
    </style:style>
    <style:style style:name="T10" style:parent-style-name="Policepardéfaut" style:family="text">
      <style:text-properties fo:language="en" fo:country="GB"/>
    </style:style>
    <style:style style:name="P11" style:parent-style-name="Standard" style:family="paragraph">
      <style:paragraph-properties fo:break-before="page" fo:text-align="justify"/>
      <style:text-properties fo:font-weight="bold" style:font-weight-asian="bold" style:font-weight-complex="bold"/>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text-properties fo:font-style="italic" style:font-style-asian="italic"/>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P22" style:parent-style-name="Standard" style:family="paragraph">
      <style:paragraph-properties fo:break-before="page"/>
    </style:style>
    <style:style style:name="T23" style:parent-style-name="Policepardéfaut" style:family="text">
      <style:text-properties fo:font-style="italic" style:font-style-asian="italic" style:font-style-complex="italic"/>
    </style:style>
    <style:style style:name="P24" style:parent-style-name="Standard" style:family="paragraph">
      <style:text-properties fo:font-weight="bold" style:font-weight-asian="bold" style:font-weight-complex="bold"/>
    </style:style>
    <style:style style:name="T25" style:parent-style-name="Policepardéfaut" style:family="text">
      <style:text-properties fo:font-style="italic" style:font-style-asian="italic" style:font-style-complex="italic"/>
    </style:style>
    <style:style style:name="T26" style:parent-style-name="Policepardéfaut" style:family="text">
      <style:text-properties fo:font-style="italic" style:font-style-asian="italic" style:font-style-complex="italic"/>
    </style:style>
  </office:automatic-styles>
  <office:body>
    <office:text text:use-soft-page-breaks="true">
      <text:p text:style-name="P1">Dread Maze I</text:p>
      <text:p text:style-name="P2"/>
      <text:p text:style-name="P3">Monstres<text:s/>:</text:p>
      <text:p text:style-name="P4"><text:tab/>Gobelin</text:p>
      <text:p text:style-name="P5"><text:tab/>Zombie</text:p>
      <text:p text:style-name="Standard"><text:span text:style-name="T6"><text:tab/></text:span>Squelette</text:p>
      <text:p text:style-name="Standard"><text:tab/>Orc</text:p>
      <text:p text:style-name="Standard"><text:tab/>Elementaire Ombre</text:p>
      <text:p text:style-name="Standard"><text:tab/>Nécromancier</text:p>
      <text:p text:style-name="Standard"><text:tab/>Mage noir</text:p>
      <text:p text:style-name="Standard"><text:tab/>Géant</text:p>
      <text:p text:style-name="Standard"/>
      <text:p text:style-name="Standard">Aventuriers :</text:p>
      <text:p text:style-name="Standard"><text:tab/>Voleur</text:p>
      <text:p text:style-name="Standard"><text:tab/>Guerrier</text:p>
      <text:p text:style-name="Standard"><text:tab/>Archer</text:p>
      <text:p text:style-name="Standard"><text:tab/>Pretre</text:p>
      <text:p text:style-name="Standard"><text:tab/>Mage</text:p>
      <text:p text:style-name="Standard"><text:tab/>Paladin</text:p>
      <text:p text:style-name="Standard"><text:tab/>Invocateur</text:p>
      <text:p text:style-name="Standard"><text:tab/>Inquisiteur</text:p>
      <text:p text:style-name="Standard"/>
      <text:p text:style-name="Standard">Donjons :</text:p>
      <text:p text:style-name="Standard"><text:tab/><text:span text:style-name="T7">Nightmare Tunnels</text:span></text:p>
      <text:p text:style-name="P8"><text:tab/>Ethereal Delves</text:p>
      <text:p text:style-name="P9"><text:tab/>Forgotten Lair</text:p>
      <text:p text:style-name="Standard"><text:span text:style-name="T10"><text:tab/></text:span>Infinte Dungeon</text:p>
      <text:p text:style-name="Standard"><text:tab/>Brutal cells</text:p>
      <text:p text:style-name="Standard"><text:tab/>Blanchard Absolute</text:p>
      <text:soft-page-break/>
      <text:p text:style-name="P11">CHAPITRE 1 : Epilogue</text:p>
      <text:p text:style-name="P12"/>
      <text:p text:style-name="P13"><text:tab/>Jadis, dans le royaume d’Urcapolis, vivait (Blanchard – nom à trouver), auto-proclamé maître incontestable des graphes. Il tenait d’une main de fer ses disciples dans leur donjon respectif et surveillait le reste du royaume du haut de son château avec son éléphant bleu (PHP) de compagnie.</text:p>
      <text:p text:style-name="P14"/>
      <text:p text:style-name="P15"><text:tab/>Cela provoqua la colère des habitants et habitantes d’Urcapolis, qui se rebellèrent et formèrent une armée d’aventuriers et aventurières.<text:s/>Le but de cette rébellion était d’anéantir<text:s/>Blanchard et ses disciples.<text:s/>Mais c’était sans compter sur le caractère difficile<text:s/>et la force de ceux-ci<text:s/>pour protéger leur donjon.</text:p>
      <text:p text:style-name="P16"/>
      <text:p text:style-name="P17">Introduction d’un guide pour présenter les différents pièges etc.</text:p>
      <text:p text:style-name="P18"/>
      <text:p text:style-name="P19">« Bonjour et bienvenue jeune boss. Je me prénomme Daithe, signifiant la lumière et la légèreté. Je serai là pour te guider dans ton aventure. Ton objectif sera d’incarner les boss des différents donjons en positionnant des pièges divers et variés. Bonne chance petit scarabée !»</text:p>
      <text:p text:style-name="Standard"/>
      <text:p text:style-name="P20">CHAPITRE 2 : Nightmare Tunnels</text:p>
      <text:p text:style-name="P21"/>
      <text:p text:style-name="Standard">Présentation du donjon Nightmare Tunnels :</text:p>
      <text:p text:style-name="Standard"/>
      <text:p text:style-name="Standard">Daithe : Boss = Hanz, saucisse Nazie (Allemande), en apparence goûteuse et molle, cette knack peut devenir très dure si vous foncez dedans et amer. //Décor de bière et saucisses</text:p>
      <text:p text:style-name="Standard"/>
      <text:p text:style-name="Standard">Dialogue avec Blanchard :</text:p>
      <text:p text:style-name="Standard"/>
      <text:p text:style-name="Standard">B : Mon cher Hanz, avez-vous entendu parler de la rébellion au royaume ?</text:p>
      <text:p text:style-name="Standard">H : (avec accent allemand) Bien évidemment, c’est pour cela que j’ai commencé à cuire ma choucroute pour brûler les<text:s/>aventuriers.</text:p>
      <text:p text:style-name="Standard">B : D’accord<text:s/>je te laisse préparer ton donjon, n’oublie pas de me laisser une part de côté.</text:p>
      <text:p text:style-name="Standard">H : Ne t’inquiète pas j’ai tout prévu.</text:p>
      <text:p text:style-name="Standard"/>
      <text:p text:style-name="Standard">Daithe : « Tu peux utiliser le piège spécial choucroute qui s’activera lors de<text:s/>l’arrivée d’un aventurier dans sa zone. Sinon tu peux poser des pics, des monstres pour affaiblir tes ennemis.</text:p>
      <text:p text:style-name="Standard">COMPLÉTER AVEC PIEGES</text:p>
      <text:p text:style-name="Standard"/>
      <text:p text:style-name="Standard">D’après mes renseignements, les aventuriers présents sont des guerriers, des archers et des prêtres (FICHE DE PRÉSENTATION<text:s/>DES AVENTURIERS).</text:p>
      <text:p text:style-name="Standard"/>
      <text:p text:style-name="Standard">Utilisent ce que tu sais à propos de ces ennemis et tes ressources disponibles pour tous les vaincre. Ah ! <text:s/>Tu n’as pas de quoi t’acheter de pièges ? Tiens, voilà 300 pièces d’or (PO)<text:s/>».</text:p>
      <text:soft-page-break/>
      <text:p text:style-name="P22"><text:span text:style-name="T23">Transition niveau 1 et 2 :</text:span><text:s/>Hanz ayant pourchassé les ennemis de son donjon, il ferma les portes pour se mettre en sécurité et profiter du reste de choucroute.</text:p>
      <text:p text:style-name="Standard"/>
      <text:p text:style-name="P24">CHAPITRE 3 : Ethereal Delves</text:p>
      <text:p text:style-name="Standard"/>
      <text:p text:style-name="Standard">Présentation du donjon Ethereal Delves :</text:p>
      <text:p text:style-name="Standard"/>
      <text:p text:style-name="Standard">Daithe : Bravo, tu as terminé le premier niveau ! Bienvenue dans le deuxième donjon où réside Gabi la baguette. Traditionnelle et bien cuite, elle se balade avec son béret et son Justin Bridou pour ne pas oublier ses ennemis ! (cf pub Bridou)</text:p>
      <text:p text:style-name="Standard">//Décor français, parisien, drapeau france</text:p>
      <text:p text:style-name="Standard"/>
      <text:p text:style-name="Standard">Dialogue avec Blanchard :</text:p>
      <text:p text:style-name="Standard"/>
      <text:p text:style-name="Standard">Hanz : Salut ma<text:s/>baguette ! Dis, tu me donnerais un croûton pour saucer mon plat de choucroute ?</text:p>
      <text:p text:style-name="Standard">Gabi<text:s/>:<text:s/>Coucou, oui bien-sûr !</text:p>
      <text:p text:style-name="Standard">B :<text:s/>Ce n’est<text:s/>pas<text:s/>le moment de tergiverser ! Gabi, prenez place dans votre donjon et<text:s/>défendez-le<text:s/>à coup de saucisson.</text:p>
      <text:p text:style-name="Standard">G : Oups ! J’en ai déjà mangé un morceau ...</text:p>
      <text:p text:style-name="Standard"/>
      <text:p text:style-name="Standard"/>
      <text:p text:style-name="Standard">Daithe : « Tu peux utiliser le piège spécial Bridou, un saucisson qui frappera tes ennemis lors de leur arrivée dans sa zone d’action. Sinon tu peux poser des pics, des monstres pour affaiblir tes ennemis.</text:p>
      <text:p text:style-name="Standard">COMPLÉTER AVEC<text:s/>PIEGES</text:p>
      <text:p text:style-name="Standard"/>
      <text:p text:style-name="Standard">D’après mes renseignements, les aventuriers présents sont des guerriers, des prêtres, des paladins et des mages (FICHE DE PRÉSENTATION DES AVENTURIERS). Tu as … de Pièces d’or pour ce niveau.<text:s/>»</text:p>
      <text:p text:style-name="Standard"/>
      <text:p text:style-name="Standard"><text:span text:style-name="T25">Transition</text:span><text:span text:style-name="T26"><text:s/>niveau 2 et 3 :</text:span><text:s/>Gabi a vaincu tous ses ennemis ! Cependant, il n’a plus de saucisson, il va se ravitailler chez Hanz. Il ferme les portes de son donj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APORTE</dc:creator>
    <meta:creation-date>2019-03-03T16:18:00Z</meta:creation-date>
    <dc:date>2019-03-06T20:38:00Z</dc:date>
    <meta:template xlink:href="Normal" xlink:type="simple"/>
    <meta:editing-cycles>22</meta:editing-cycles>
    <meta:editing-duration>PT4860S</meta:editing-duration>
    <meta:document-statistic meta:page-count="3" meta:paragraph-count="7" meta:word-count="595" meta:character-count="3863" meta:row-count="27" meta:non-whitespace-character-count="3275"/>
  </office:meta>
</office:document-meta>
</file>